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8.401cm" table:align="margins"/>
    </style:style>
    <style:style style:name="Table4.A" style:family="table-column">
      <style:table-column-properties style:column-width="18.401cm" style:rel-column-width="65535*"/>
    </style:style>
    <style:style style:name="Table4.1" style:family="table-row">
      <style:table-row-properties style:min-row-height="4.93cm"/>
    </style:style>
    <style:style style:name="Table1" style:family="table">
      <style:table-properties style:width="18.401cm" table:align="margins"/>
    </style:style>
    <style:style style:name="Table1.A" style:family="table-column">
      <style:table-column-properties style:column-width="4.6cm" style:rel-column-width="16383*"/>
    </style:style>
    <style:style style:name="Table1.D" style:family="table-column">
      <style:table-column-properties style:column-width="4.6cm" style:rel-column-width="16386*"/>
    </style:style>
    <style:style style:name="Table1.A1" style:family="table-cell">
      <style:table-cell-properties style:vertical-align="bottom" fo:background-color="transparent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097cm" fo:border="0.05pt solid #cccccc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18.401cm" table:align="margins"/>
    </style:style>
    <style:style style:name="Table2.A" style:family="table-column">
      <style:table-column-properties style:column-width="6.996cm" style:rel-column-width="24912*"/>
    </style:style>
    <style:style style:name="Table2.B" style:family="table-column">
      <style:table-column-properties style:column-width="3.214cm" style:rel-column-width="11444*"/>
    </style:style>
    <style:style style:name="Table2.C" style:family="table-column">
      <style:table-column-properties style:column-width="2.309cm" style:rel-column-width="8225*"/>
    </style:style>
    <style:style style:name="Table2.D" style:family="table-column">
      <style:table-column-properties style:column-width="1.976cm" style:rel-column-width="7034*"/>
    </style:style>
    <style:style style:name="Table2.E" style:family="table-column">
      <style:table-column-properties style:column-width="1.549cm" style:rel-column-width="5515*"/>
    </style:style>
    <style:style style:name="Table2.F" style:family="table-column">
      <style:table-column-properties style:column-width="2.36cm" style:rel-column-width="8405*"/>
    </style:style>
    <style:style style:name="Table2.A1" style:family="table-cell">
      <style:table-cell-properties fo:padding="0.101cm" fo:border-left="none" fo:border-right="none" fo:border-top="none" fo:border-bottom="0.05pt solid #000000"/>
    </style:style>
    <style:style style:name="Table2.A2" style:family="table-cell">
      <style:table-cell-properties fo:padding="0.101cm" fo:border="none"/>
    </style:style>
    <style:style style:name="Table2.3" style:family="table-row">
      <style:table-row-properties style:min-row-height="0.025cm"/>
    </style:style>
    <style:style style:name="Table2.D5" style:family="table-cell">
      <style:table-cell-properties fo:padding="0.101cm" fo:border-left="none" fo:border-right="none" fo:border-top="0.05pt solid #000000" fo:border-bottom="none"/>
    </style:style>
    <style:style style:name="Table3" style:family="table">
      <style:table-properties style:width="13.767cm" table:align="left"/>
    </style:style>
    <style:style style:name="Table3.A" style:family="table-column">
      <style:table-column-properties style:column-width="5.193cm"/>
    </style:style>
    <style:style style:name="Table3.B" style:family="table-column">
      <style:table-column-properties style:column-width="5.366cm"/>
    </style:style>
    <style:style style:name="Table3.C" style:family="table-column">
      <style:table-column-properties style:column-width="3.209cm"/>
    </style:style>
    <style:style style:name="Table3.A1" style:family="table-cell">
      <style:table-cell-properties fo:padding="0.102cm" fo:border-left="none" fo:border-right="none" fo:border-top="none" fo:border-bottom="0.05pt solid #000000"/>
    </style:style>
    <style:style style:name="Table3.A2" style:family="table-cell">
      <style:table-cell-properties fo:padding="0.102cm" fo:border="none"/>
    </style:style>
    <style:style style:name="Table3.A3" style:family="table-cell">
      <style:table-cell-properties fo:padding="0.102cm" fo:border-left="none" fo:border-right="none" fo:border-top="none" fo:border-bottom="0.05pt solid #cccccc"/>
    </style:style>
    <style:style style:name="P1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9pt" style:font-size-asian="9pt" style:font-size-complex="9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9pt" officeooo:paragraph-rsid="001a17d8" style:font-size-asian="9pt" style:font-size-complex="9pt"/>
    </style:style>
    <style:style style:name="P3" style:family="paragraph" style:parent-style-name="terp_5f_default_5f_8">
      <style:text-properties fo:color="#000000" style:font-name="DejaVu Sans"/>
    </style:style>
    <style:style style:name="P4" style:family="paragraph" style:parent-style-name="terp_5f_default_5f_8" style:master-page-name="">
      <style:paragraph-properties fo:margin-top="0cm" fo:margin-bottom="0cm" style:contextual-spacing="false" style:page-number="auto" fo:background-color="transparent" fo:keep-with-next="auto">
        <style:background-image/>
      </style:paragraph-properties>
      <style:text-properties fo:color="#000000" style:font-name="DejaVu Sans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9" style:family="paragraph" style:parent-style-name="terp_5f_header">
      <style:paragraph-properties fo:margin-top="0.432cm" fo:margin-bottom="0.432cm" style:contextual-spacing="false"/>
      <style:text-properties fo:color="#000000" style:font-name="DejaVu Sans"/>
    </style:style>
    <style:style style:name="P10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11" style:family="paragraph" style:parent-style-name="terp_5f_default_5f_Bold_5f_9">
      <style:text-properties fo:color="#000000" style:font-name="DejaVu Sans"/>
    </style:style>
    <style:style style:name="P12" style:family="paragraph" style:parent-style-name="terp_5f_default_5f_Right_5f_9">
      <style:text-properties fo:color="#000000" style:font-name="DejaVu Sans"/>
    </style:style>
    <style:style style:name="P13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4" style:family="paragraph" style:parent-style-name="terp_5f_tblheader_5f_General_5f_Centre">
      <style:text-properties fo:color="#000000" style:font-name="DejaVu Sans"/>
    </style:style>
    <style:style style:name="P15" style:family="paragraph" style:parent-style-name="terp_5f_default_5f_9">
      <style:text-properties fo:color="#000000" style:font-name="DejaVu Sans"/>
    </style:style>
    <style:style style:name="P16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7" style:family="paragraph" style:parent-style-name="terp_5f_default_5f_Centre_5f_8">
      <style:text-properties fo:color="#000000" style:font-name="DejaVu Sans"/>
    </style:style>
    <style:style style:name="P18" style:family="paragraph" style:parent-style-name="terp_5f_tblheader_5f_Details">
      <style:text-properties fo:color="#000000" style:font-name="DejaVu Sans"/>
    </style:style>
    <style:style style:name="P19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0" style:family="paragraph" style:parent-style-name="terp_5f_tblheader_5f_Details_5f_Centre">
      <style:text-properties fo:color="#000000" style:font-name="DejaVu Sans"/>
    </style:style>
    <style:style style:name="P21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2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3" style:family="paragraph" style:parent-style-name="terp_5f_tblheader_5f_Details_5f_Right">
      <style:paragraph-properties fo:margin-left="0cm" fo:margin-right="0.127cm" fo:text-align="end" style:justify-single-word="false" fo:text-indent="0cm" style:auto-text-indent="false"/>
      <style:text-properties fo:color="#000000" style:font-name="DejaVu Sans"/>
    </style:style>
    <style:style style:name="P24" style:family="paragraph" style:parent-style-name="terp_5f_default_5f_Centre_5f_9">
      <style:text-properties fo:color="#000000" style:font-name="DejaVu Sans"/>
    </style:style>
    <style:style style:name="P25" style:family="paragraph" style:parent-style-name="terp_5f_default_5f_Right_5f_9_5f_Bold">
      <style:text-properties fo:color="#000000" style:font-name="DejaVu Sans"/>
    </style:style>
    <style:style style:name="P26" style:family="paragraph" style:parent-style-name="terp_5f_default_5f_Italic">
      <style:text-properties fo:color="#000000" style:font-name="DejaVu Sans"/>
    </style:style>
    <style:style style:name="P27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8" style:family="paragraph" style:parent-style-name="Standard" style:master-page-name="First_20_Page">
      <style:paragraph-properties fo:margin-left="0cm" fo:margin-right="0cm" fo:text-indent="0cm" style:auto-text-indent="false" style:page-number="auto"/>
      <style:text-properties fo:color="#000000" style:font-name="DejaVu Sans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placeholder text:placeholder-type="text">&lt;setLang(o.partner_id.lang)&gt;</text:placeholder></text:p>
      <table:table table:name="Table4" table:style-name="Table4">
        <table:table-column table:style-name="Table4.A"/>
        <table:table-row table:style-name="Table4.1">
          <table:table-cell office:value-type="string">
            <text:p text:style-name="P1"/>
            <text:p text:style-name="P1"/>
            <text:p text:style-name="P2"><text:text-input text:description="&lt;if test=&quot;o.partner_id.company_ext&quot; &gt;">if test="company_ext"</text:text-input><text:text-input text:description="&lt;o.partner_id.company_ext&gt;">o.partner_id.company_ext</text:text-input><text:line-break/><text:text-input text:description="&lt;/if&gt;">/if</text:text-input><text:text-input text:description="&lt;if test=&quot;o.partner_id.department_company_ext&quot; &gt;">if test="department_company_ext"</text:text-input><text:text-input text:description="&lt; o.partner_id.department_company_ext &gt;">o.partner_id.department_company_ext</text:text-input> <text:line-break/><text:text-input text:description="&lt;/if&gt;">/if</text:text-input><text:text-input text:description="&lt;if test=&quot;o.partner_shipping_id.title.name or o.partner_shipping_id.prename or o.partner_shipping_id.name&quot;&gt;">if test="title.name or prename or name"</text:text-input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text:line-break/><text:text-input text:description="&lt;/if&gt;">/if</text:text-input><text:text-input text:description="&lt;if test=&quot;o.partner_shipping_id.street&quot;&gt;">if test="street"</text:text-input><text:text-input text:description="&lt;o.partner_shipping_id.street&gt;">o.partner_shipping_id.street</text:text-input><text:line-break/><text:text-input text:description="&lt;/if&gt;">/if</text:text-input><text:text-input text:description="&lt;if test=&quot;o.partner_shipping_id.street2&quot;&gt;">if test="street2"</text:text-input><text:text-input text:description="&lt;o.partner_shipping_id.street2&gt;">o.partner_shipping_id.street2</text:text-input><text:line-break/><text:text-input text:description="&lt;/if&gt;">/if</text:text-input><text:text-input text:description="&lt;if test=&quot;o.partner_shipping_id.zip or o.partner_shipping_id.city&quot;&gt;">if test="zip or city"</text:text-input><text:text-input text:description="&lt;o.partner_shipping_id.zip&gt;">o.partner_shipping_id.zip</text:text-input> <text:text-input text:description="&lt;o.partner_shipping_id.city&gt;">o.partner_shipping_id.city</text:text-input><text:line-break/><text:text-input text:description="&lt;/if&gt;">/if</text:text-input></text:p>
          </table:table-cell>
        </table:table-row>
      </table:table>
      <text:p text:style-name="P9"><text:text-input text:description="&lt;choose&gt;">&lt;choose&gt;</text:text-input><text:text-input text:description="&lt;when test=&quot;o.state=='draft'&quot;&gt;">when test="o.state=='draft'"</text:text-input>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4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10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4"><text:text-input text:description="&lt;_(&quot;Our Salesman&quot;)&gt;">Our Salesman</text:text-input></text:p>
          </table:table-cell>
          <table:table-cell table:style-name="Table1.D1" office:value-type="string">
            <text:p text:style-name="P14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7"><text:text-input text:description="&lt;o.client_order_ref&gt;">o.client_order_ref</text:text-input></text:p>
          </table:table-cell>
          <table:table-cell table:style-name="Table1.C2" office:value-type="string">
            <text:p text:style-name="P17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7"><text:text-input text:description="&lt;o.user_id.name&gt;">o.user_id.name</text:text-input></text:p>
          </table:table-cell>
          <table:table-cell table:style-name="Table1.D2" office:value-type="string">
            <text:p text:style-name="P17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3"/>
      <text:p text:style-name="P15"><text:text-input text:description="&lt;if test=&quot;o.note2&quot;&gt;">&lt;if test="o.note2"&gt;</text:text-input><text:text-input text:description="&lt;o.note2&gt;">&lt;o.note2&gt;</text:text-input><text:text-input text:description="&lt;/if&gt;">&lt;/if&gt;</text:text-input>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8"><text:text-input text:description="&lt;_(&quot;Description&quot;)&gt;">Description</text:text-input></text:p>
          </table:table-cell>
          <table:table-cell table:style-name="Table2.A1" office:value-type="string">
            <text:p text:style-name="P20"><text:text-input text:description="&lt;_(&quot;VAT&quot;)&gt;">VAT</text:text-input></text:p>
          </table:table-cell>
          <table:table-cell table:style-name="Table2.A1" office:value-type="string">
            <text:p text:style-name="P21"><text:text-input text:description="&lt;_(&quot;Quantity&quot;)&gt;">Quantity</text:text-input></text:p>
          </table:table-cell>
          <table:table-cell table:style-name="Table2.A1" office:value-type="string">
            <text:p text:style-name="P21"><text:text-input text:description="&lt;_(&quot;Unit Price&quot;)&gt;">Unit Price</text:text-input></text:p>
          </table:table-cell>
          <table:table-cell table:style-name="Table2.A1" office:value-type="string">
            <text:p text:style-name="P23"><text:text-input text:description="&lt;_(&quot;Disc.(%)&quot;)&gt;">Disc.(%)</text:text-input></text:p>
          </table:table-cell>
          <table:table-cell table:style-name="Table2.A1" office:value-type="string">
            <text:p text:style-name="P21"><text:text-input text:description="&lt;_(&quot;Price&quot;)&gt;">Price</text:text-input></text:p>
          </table:table-cell>
        </table:table-row>
        <table:table-row>
          <table:table-cell table:style-name="Table2.A2" office:value-type="string">
            <text:p text:style-name="P16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3">
          <table:table-cell table:style-name="Table2.A2" office:value-type="string">
            <text:p text:style-name="P15"><text:text-input text:description="&lt;line.name&gt;">&lt;line.name&gt;</text:text-input></text:p>
          </table:table-cell>
          <table:table-cell table:style-name="Table2.A2" office:value-type="string">
            <text:p text:style-name="P24"><text:text-input text:description="&lt;', '.join(map(lambda x: x.description or '', line.tax_id))&gt;">&lt;', '.join(map(lambda x: x.description, line.tax_id))&gt;</text:text-input></text:p>
          </table:table-cell>
          <table:table-cell table:style-name="Table2.A2" office:value-type="string">
            <text:p text:style-name="P13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3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3"><text:text-input text:description="&lt;&quot;%.2f&quot; % line.discount&gt;">line.discount</text:text-input></text:p>
          </table:table-cell>
          <table:table-cell table:style-name="Table2.A2" office:value-type="string">
            <text:p text:style-name="P13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6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5" table:number-columns-spanned="2" office:value-type="string">
            <text:p text:style-name="P15"><text:text-input text:description="&lt;_(&quot;Net Total :&quot;)&gt;">Net Total :</text:text-input></text:p>
          </table:table-cell>
          <table:covered-table-cell/>
          <table:table-cell table:style-name="Table2.D5" office:value-type="string">
            <text:p text:style-name="P12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P12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5" table:number-columns-spanned="2" office:value-type="string">
            <text:p text:style-name="P11"><text:text-input text:description="&lt;_(&quot;Total :&quot;)&gt;">Total :</text:text-input></text:p>
          </table:table-cell>
          <table:covered-table-cell/>
          <table:table-cell table:style-name="Table2.D5" office:value-type="string">
            <text:p text:style-name="P25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3"/>
      <text:p text:style-name="P3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9"><text:text-input text:description="&lt;_(&quot;Tax&quot;)&gt;">Tax</text:text-input></text:p>
          </table:table-cell>
          <table:table-cell table:style-name="Table3.A1" office:value-type="string">
            <text:p text:style-name="P22"><text:text-input text:description="&lt;_(&quot;Base&quot;)&gt;">Base</text:text-input></text:p>
          </table:table-cell>
          <table:table-cell table:style-name="Table3.A1" office:value-type="string">
            <text:p text:style-name="P22"><text:text-input text:description="&lt;_(&quot;Amount&quot;)&gt;">Amount</text:text-input></text:p>
          </table:table-cell>
        </table:table-row>
        <table:table-row>
          <table:table-cell table:style-name="Table3.A2" office:value-type="string">
            <text:p text:style-name="P27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</table:table-row>
        <table:table-row>
          <table:table-cell table:style-name="Table3.A3" office:value-type="string">
            <text:p text:style-name="P6"><text:text-input text:description="&lt; line[2].split('-')[0] &gt;">&lt; line[2].split('-')[0] &gt;</text:text-input></text:p>
          </table:table-cell>
          <table:table-cell table:style-name="Table3.A3" office:value-type="string">
            <text:p text:style-name="P7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A3" office:value-type="string">
            <text:p text:style-name="P7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ext:soft-page-break/>
        <table:table-row>
          <table:table-cell table:style-name="Table3.A2" office:value-type="string">
            <text:p text:style-name="P8"><text:text-input text:description="&lt;/for&gt;">&lt;/for&gt;</text:text-input>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</table:table-row>
      </table:table>
      <text:p text:style-name="P4"><text:text-input text:description="&lt;/if&gt;">&lt;/if&gt;</text:text-input></text:p>
      <text:p text:style-name="P3"/>
      <text:p text:style-name="P15"><text:text-input text:description="&lt;if test=&quot;o.note&quot;&gt;">&lt;if test="o.note"&gt;</text:text-input><text:text-input text:description="&lt;o.note&gt;">o.note</text:text-input><text:line-break/><text:text-input text:description="&lt;/if&gt;">/if</text:text-input></text:p>
      <text:p text:style-name="P15"/>
      <text:p text:style-name="P15"><text:text-input text:description="&lt;_(&quot;Payment Terms:&quot;)&gt;">Payment Terms:</text:text-input></text:p>
      <text:p text:style-name="P15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5"/>
      <text:p text:style-name="P15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style:font-family-generic="swiss" style:font-pitch="variable" fo:font-size="8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Helvetica" fo:font-family="Helvetica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-left="0.706cm" fo:margin-right="0cm" fo:margin-top="0cm" fo:margin-bottom="0cm" style:contextual-spacing="false" fo:text-indent="0cm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family="Helvetica" fo:font-size="6pt" fo:font-weight="normal" style:font-name-asian="AR PL ShanHeiSun Uni" style:font-family-asian="'AR PL ShanHeiSun Uni'" style:font-family-generic-asian="system" style:font-pitch-asian="variable" style:font-size-asian="6pt" style:font-weight-asian="normal" style:font-name-complex="DejaVu Sans1" style:font-family-complex="'DejaVu Sans'" style:font-family-generic-complex="system" style:font-pitch-complex="variable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4.208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-left="0.3cm" fo:margin-right="0cm" fo:margin-top="0cm" fo:margin-bottom="0cm" style:contextual-spacing="false" fo:text-indent="0cm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14cm" style:type="center"/>
          <style:tab-stop style:position="19.02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499cm" fo:margin-bottom="1.499cm" fo:margin-left="0.543cm" fo:margin-right="1.42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499cm" fo:margin-bottom="0.499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  <style:master-page style:name="First_20_Page" style:display-name="First Page" style:page-layout-name="Mpm4" style:next-style-name="Standard"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06-08-31T10:54:44</meta:creation-date>
    <dc:date>2015-03-04T13:30:13.799790290</dc:date>
    <meta:editing-cycles>1132</meta:editing-cycles>
    <meta:editing-duration>P2DT13H25M11S</meta:editing-duration>
    <meta:document-statistic meta:table-count="4" meta:image-count="0" meta:object-count="0" meta:page-count="2" meta:paragraph-count="46" meta:word-count="373" meta:character-count="2046" meta:non-whitespace-character-count="1936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